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Text_20_body" style:list-style-name="L3"/>
    <style:style style:name="P4" style:family="paragraph" style:parent-style-name="Text_20_body">
      <style:text-properties fo:font-size="13pt" fo:font-weight="normal" style:font-size-asian="13pt" style:font-weight-asian="normal" style:font-size-complex="13pt" style:font-weight-complex="normal"/>
    </style:style>
    <style:style style:name="P5" style:family="paragraph" style:parent-style-name="Text_20_body" style:list-style-name="L3">
      <style:text-properties fo:font-size="13pt" fo:font-weight="normal" style:font-size-asian="13pt" style:font-weight-asian="normal" style:font-size-complex="13pt" style:font-weight-complex="normal"/>
    </style:style>
    <style:style style:name="P6" style:family="paragraph" style:parent-style-name="Text_20_body" style:list-style-name="L2">
      <style:text-properties fo:font-size="13pt" fo:font-weight="normal" style:font-size-asian="13pt" style:font-weight-asian="normal" style:font-size-complex="13pt" style:font-weight-complex="normal"/>
    </style:style>
    <style:style style:name="P7" style:family="paragraph" style:parent-style-name="Text_20_body" style:list-style-name="L1">
      <style:text-properties fo:font-size="13pt" fo:font-weight="normal" style:font-size-asian="13pt" style:font-weight-asian="normal" style:font-size-complex="13pt" style:font-weight-complex="normal"/>
    </style:style>
    <style:style style:name="T1" style:family="text">
      <style:text-properties fo:color="#333333"/>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159c"/>IBM Data Science Capstone Report</text:p>
      <text:p text:style-name="P2"><text:span text:style-name="T3">Car Accident Severity </text:span></text:p>
      <text:p text:style-name="P2"><text:span text:style-name="T3">in Seattle</text:span></text:p>
      <text:h text:style-name="P1" text:outline-level="1">Introduction/Business Problem</text:h>
      <text:p text:style-name="P4">Car accidents are one of the most common hazards we all face in daily life. From minor accidents to catastrophic, multi-car pileups, getting into an accident in a motor vehicle can end a life or change it forever. </text:p>
      <text:p text:style-name="P4">Car accidents happen for <text:s/>many of reasons, including behavioral, environmental, and situational. A small number of car accidents are inevitable and can’t be prevented. Most of them, however, could at least be prevented, and many result from poor decisions by someone who should have done better. Among the most common human-related causes of car accidents<text:span text:style-name="T1"> </text:span>are Alcohol and drug, drivers distraction and speeding.</text:p>
      <text:p text:style-name="P4">Seattle is a big city and when it comes to car accidents in Seattle, the city is certainly not the worst in the United States, but we aren’t the safest either. The <text:s/>foggy roads, occasional black ice, and frequent rain showers present hazards that we can’t control. But what about those aspects that you, as a driver, CAN control?</text:p>
      <text:p text:style-name="P4">The <text:s/>most common causes of car accidents are:</text:p>
      <text:list xml:id="list1490322103776941474" text:style-name="L3">
        <text:list-item>
          <text:p text:style-name="P3"><text:span text:style-name="Strong_20_Emphasis"><text:span text:style-name="T2">Distracted Driving: driving while scrolling down an app feed on their phone, calling, texting or reading..</text:span></text:span></text:p>
        </text:list-item>
        <text:list-item>
          <text:p text:style-name="P5">Driving Under the Influence: many terrible accidents have been caused by cocaine, heroin, marijuana, prescription pills and other drugs too</text:p>
        </text:list-item>
      </text:list>
      <text:list xml:id="list4825944618182450939" text:style-name="L2">
        <text:list-item>
          <text:p text:style-name="P6">Speeding</text:p>
        </text:list-item>
      </text:list>
      <text:list xml:id="list7561176668449868067" text:style-name="L1">
        <text:list-item>
          <text:p text:style-name="P7"><text:s/>Reckless Driving: driving without respecting the rules, the stop sign...</text:p>
        </text:list-item>
        <text:list-item>
          <text:p text:style-name="P7">Weather conditions: heavy rain, heavy snow....</text:p>
        </text:list-item>
      </text:list>
      <text:p text:style-name="Text_20_body">According to The Seattle Department of Transportation, in <text:s/>2017, Seattle police reported 10,959 motor vehicle collisions on city streets. According to the report, in 2017 there were a total of 187 fatal and serious injury collisions on Seattle streets. Data available from the Washington State Department of Transportation (WSDOT) reflect an even worse tally in 2018, with 212 crashes that resulted in serious injury or wrongful death. </text:p>
      <text:p text:style-name="Text_20_body">In an effort to reduce the frequency of car collisions in Seattle, this project aim to predict <text:s text:c="2"/>the severity of an accident knowing <text:s/>the current weather, road and visibility conditions, <text:s/>the speeding, and whether the driver was uninfluenced of drugs or alcohol and to alert the drivers to be more careful on the <text:s/>road when condition are not When conditions are not reunite, this model will alert drivers <text:s/>to be more carefu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hadija Ba</meta:initial-creator>
    <meta:creation-date>2020-09-24T11:52:05.81</meta:creation-date>
    <meta:generator>OpenOffice/4.1.6$Win32 OpenOffice.org_project/416m1$Build-9790</meta:generator>
    <dc:date>2020-09-29T11:28:49.63</dc:date>
    <dc:creator>Khadija Ba</dc:creator>
    <meta:editing-duration>P1DT59M24S</meta:editing-duration>
    <meta:editing-cycles>5</meta:editing-cycles>
    <meta:document-statistic meta:table-count="0" meta:image-count="0" meta:object-count="0" meta:page-count="1" meta:paragraph-count="15" meta:word-count="377" meta:character-count="2331"/>
  </office:meta>
</office:document-meta>
</file>